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609941" draw:marker-start-width="0.3cm" draw:marker-start-center="false" draw:marker-end-width="0.3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609941" draw:marker-start-width="0.3cm" draw:marker-start-center="false" draw:marker-end-width="0.3cm" draw:marker-end-center="false" draw:fill="solid" draw:fill-color="#ffffff" fo:min-height="0.25cm" draw:shadow="hidden" draw:shadow-offset-x="0.3cm" draw:shadow-offset-y="0.3cm" draw:shadow-color="#808080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color="#75ab24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color="#609941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609941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75ab24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572cm" svg:height="0.504cm" svg:x="10.057cm" svg:y="13.487cm" svg:viewBox="0 0 573 505" svg:d="M90 44c-14 53 23 101-58 150-32 30-32 106-32 168 2 51 23 128 99 111 56-14 118-11 171 3s127 50 169 13c44-43 25-127 76-166s65-110 55-168c-9-77-113-60-159-106-51-49-118-26-173-49l-58 5-53 23-44 27z">
            <text:p/>
          </draw:path>
          <draw:path draw:style-name="gr1" draw:text-style-name="P1" draw:layer="layout" svg:width="0.359cm" svg:height="0.144cm" svg:x="10.216cm" svg:y="13.565cm" svg:viewBox="0 0 360 145" svg:d="M0 0c0 92 65 62 106 72 58 16 109 48 164 73l56-11 34-56-13-11">
            <text:p/>
          </draw:path>
          <draw:path draw:style-name="gr1" draw:text-style-name="P1" draw:layer="layout" svg:width="1.786cm" svg:height="1.861cm" svg:x="9.45cm" svg:y="14.126cm" svg:viewBox="0 0 1787 1862" svg:d="M598 28c-81 23-90 104-134 161s-120 93-157 160-74 115-120 168-67 109-97 166-44 121-67 183c-14 53-23 108-21 166s-2 123-2 183 0 127 23 173 74 106 83 166c14 74 90 92 141 134s97 102 166 99 104 49 171 46c58-4 113-2 164 10s113 7 171 11 113-20 166 0c67 26 104-23 171-16s127-30 178-72 104-78 166-106 113-85 113-155c5-62 28-119 58-173s9-111 9-166 0-115 0-173-9-113-30-166c-30-69-67-136-127-171-90-51-32-116-113-150-60-28-120-72-164-118-60-51-134-76-173-139s-74-110-127-166c-44-39-113 19-171 0s-106-23-164-34l-53-49-60 23z">
            <text:p/>
          </draw:path>
          <draw:path draw:style-name="gr1" draw:text-style-name="P1" draw:layer="layout" svg:width="0.454cm" svg:height="0.144cm" svg:x="10.029cm" svg:y="13.942cm" svg:viewBox="0 0 455 145" svg:d="M28 0c-28 7-28 123-28 122s115-21 164 0c64 26 115 24 168 12 47-11 151 57 116-49l-55-36">
            <text:p/>
          </draw:path>
          <draw:polyline draw:style-name="gr1" draw:text-style-name="P1" draw:layer="layout" svg:width="0.043cm" svg:height="0.066cm" svg:x="10.029cm" svg:y="14.071cm" svg:viewBox="0 0 44 67" draw:points="44,0 0,55 44,67">
            <text:p/>
          </draw:polyline>
          <draw:polyline draw:style-name="gr1" draw:text-style-name="P1" draw:layer="layout" svg:width="0.038cm" svg:height="0.115cm" svg:x="10.489cm" svg:y="14.081cm" svg:viewBox="0 0 39 116" draw:points="0,0 39,56 11,111 11,116">
            <text:p/>
          </draw:polyline>
          <draw:path draw:style-name="gr1" draw:text-style-name="P1" draw:layer="layout" svg:width="0.288cm" svg:height="0.232cm" svg:x="9.984cm" svg:y="14.198cm" svg:viewBox="0 0 289 233" svg:d="M0 233c39-67 118-90 166-150l56-49 55-18 12-16">
            <text:p/>
          </draw:path>
          <draw:path draw:style-name="gr1" draw:text-style-name="P1" draw:layer="layout" svg:width="0.075cm" svg:height="0.188cm" svg:x="10.201cm" svg:y="14.208cm" svg:viewBox="0 0 76 189" svg:d="M0 189c12-58 39-111 60-166l16-23">
            <text:p/>
          </draw:path>
          <draw:path draw:style-name="gr1" draw:text-style-name="P1" draw:layer="layout" svg:width="0.077cm" svg:height="0.232cm" svg:x="10.311cm" svg:y="14.198cm" svg:viewBox="0 0 78 233" svg:d="M78 233c0-58 1-118-22-171l-49-57-7-5">
            <text:p/>
          </draw:path>
          <draw:path draw:style-name="gr1" draw:text-style-name="P1" draw:layer="layout" svg:width="0.041cm" svg:height="0.181cm" svg:x="10.163cm" svg:y="13.743cm" svg:viewBox="0 0 42 182" svg:d="M0 182c0-62 83-108 16-166l-11-16">
            <text:p/>
          </draw:path>
          <draw:polyline draw:style-name="gr1" draw:text-style-name="P1" draw:layer="layout" svg:width="0.1cm" svg:height="0.138cm" svg:x="10.36cm" svg:y="13.792cm" svg:viewBox="0 0 101 139" draw:points="0,139 34,85 90,39 101,0">
            <text:p/>
          </draw:polyline>
          <draw:frame draw:style-name="gr2" draw:text-style-name="P3" draw:layer="layout" svg:width="1.304cm" svg:height="0.997cm" svg:x="9.699cm" svg:y="14.926cm">
            <draw:text-box>
              <text:p text:style-name="P2"><text:span text:style-name="T1">gazon</text:span></text:p>
            </draw:text-box>
          </draw:frame>
          <draw:path draw:style-name="gr1" draw:text-style-name="P1" draw:layer="layout" svg:width="0.571cm" svg:height="0.504cm" svg:x="10.955cm" svg:y="13.487cm" svg:viewBox="0 0 572 505" svg:d="M88 44c-14 53 23 101-56 150-32 30-32 106-32 168 0 51 25 128 97 111 58-14 118-11 175 3s123 50 165 13c45-43 29-127 78-166s64-110 55-168c-11-77-115-60-161-106-51-49-118-26-171-49l-56 5-55 23-46 27z">
            <text:p/>
          </draw:path>
          <draw:path draw:style-name="gr1" draw:text-style-name="P1" draw:layer="layout" svg:width="0.359cm" svg:height="0.144cm" svg:x="11.119cm" svg:y="13.565cm" svg:viewBox="0 0 360 145" svg:d="M0 0c0 92 67 62 106 72 58 16 109 48 164 73l56-11 34-56-11-11">
            <text:p/>
          </draw:path>
          <draw:path draw:style-name="gr1" draw:text-style-name="P1" draw:layer="layout" svg:width="1.787cm" svg:height="1.861cm" svg:x="10.35cm" svg:y="14.126cm" svg:viewBox="0 0 1788 1862" svg:d="M598 28c-78 23-90 104-134 161s-120 93-154 160-77 115-121 168-66 109-96 166-47 121-65 183c-19 53-28 108-23 166s-5 123-5 183 0 127 28 173 69 106 83 166c14 74 88 92 136 134s97 102 168 99 102 49 172 46c55-4 112-2 166 10s108 7 166 11 113-20 166 0c70 26 104-23 171-16s127-30 178-72 104-78 166-106 115-85 116-155c2-62 25-119 55-173s11-111 12-166-3-115 0-173-12-113-33-166c-30-69-64-136-127-171-87-51-32-116-113-150-60-28-115-72-164-118-55-51-131-76-171-139s-76-110-127-166c-41-39-115 19-168 0s-111-23-166-34l-56-49-55 23h-5z">
            <text:p/>
          </draw:path>
          <draw:path draw:style-name="gr1" draw:text-style-name="P1" draw:layer="layout" svg:width="0.455cm" svg:height="0.144cm" svg:x="10.933cm" svg:y="13.942cm" svg:viewBox="0 0 456 145" svg:d="M28 0c-28 7-28 123-28 122s113-21 164 0c64 26 113 24 168 12 45-11 153 57 116-49l-55-36">
            <text:p/>
          </draw:path>
          <draw:polyline draw:style-name="gr1" draw:text-style-name="P1" draw:layer="layout" svg:width="0.043cm" svg:height="0.066cm" svg:x="10.928cm" svg:y="14.071cm" svg:viewBox="0 0 44 67" draw:points="44,0 0,55 44,67">
            <text:p/>
          </draw:polyline>
          <draw:polyline draw:style-name="gr1" draw:text-style-name="P1" draw:layer="layout" svg:width="0.038cm" svg:height="0.115cm" svg:x="11.389cm" svg:y="14.081cm" svg:viewBox="0 0 39 116" draw:points="0,0 39,56 12,111 12,116">
            <text:p/>
          </draw:polyline>
          <draw:path draw:style-name="gr1" draw:text-style-name="P1" draw:layer="layout" svg:width="0.287cm" svg:height="0.232cm" svg:x="10.886cm" svg:y="14.198cm" svg:viewBox="0 0 288 233" svg:d="M0 233c39-67 116-90 166-150l54-49 57-18 11-16">
            <text:p/>
          </draw:path>
          <draw:path draw:style-name="gr1" draw:text-style-name="P1" draw:layer="layout" svg:width="0.077cm" svg:height="0.188cm" svg:x="11.101cm" svg:y="14.208cm" svg:viewBox="0 0 78 189" svg:d="M0 189c12-58 41-111 62-166l16-23">
            <text:p/>
          </draw:path>
          <draw:path draw:style-name="gr1" draw:text-style-name="P1" draw:layer="layout" svg:width="0.078cm" svg:height="0.232cm" svg:x="11.21cm" svg:y="14.198cm" svg:viewBox="0 0 79 233" svg:d="M79 233c0-58 2-118-23-171l-49-57-7-5">
            <text:p/>
          </draw:path>
          <draw:path draw:style-name="gr1" draw:text-style-name="P1" draw:layer="layout" svg:width="0.041cm" svg:height="0.181cm" svg:x="11.064cm" svg:y="13.743cm" svg:viewBox="0 0 42 182" svg:d="M0 182c0-62 83-108 16-166l-9-16">
            <text:p/>
          </draw:path>
          <draw:polyline draw:style-name="gr1" draw:text-style-name="P1" draw:layer="layout" svg:width="0.098cm" svg:height="0.138cm" svg:x="11.262cm" svg:y="13.792cm" svg:viewBox="0 0 99 139" draw:points="0,139 32,85 88,39 99,0">
            <text:p/>
          </draw:polyline>
          <draw:frame draw:style-name="gr2" draw:text-style-name="P1" draw:layer="layout" svg:width="1.301cm" svg:height="0.997cm" svg:x="10.598cm" svg:y="14.926cm">
            <draw:text-box>
              <text:p text:style-name="P2"><text:span text:style-name="T2">gazon</text:span></text:p>
            </draw:text-box>
          </draw:frame>
          <draw:path draw:style-name="gr1" draw:text-style-name="P1" draw:layer="layout" svg:width="0.572cm" svg:height="0.505cm" svg:x="10.357cm" svg:y="14.087cm" svg:viewBox="0 0 573 506" svg:d="M90 44c-14 53 23 101-58 150-32 30-32 106-32 168 2 51 26 130 99 111 56-14 118-11 174 5s124 48 166 11 28-127 76-166 65-110 55-168c-9-77-113-58-159-104-51-51-118-28-173-51l-55 5-56 23-44 27z">
            <text:p/>
          </draw:path>
          <draw:path draw:style-name="gr1" draw:text-style-name="P1" draw:layer="layout" svg:width="0.359cm" svg:height="0.144cm" svg:x="10.514cm" svg:y="14.164cm" svg:viewBox="0 0 360 145" svg:d="M0 0c0 92 67 64 106 72 58 16 109 48 164 73l56-11 34-56-13-11">
            <text:p/>
          </draw:path>
          <draw:path draw:style-name="gr1" draw:text-style-name="P1" draw:layer="layout" svg:width="1.786cm" svg:height="1.862cm" svg:x="9.75cm" svg:y="14.725cm" svg:viewBox="0 0 1787 1863" svg:d="M598 28c-81 23-90 104-134 161s-120 93-157 160-74 115-120 168-67 109-97 166-44 121-62 183c-19 53-28 109-26 166s-2 123-2 183 0 127 28 173 69 106 83 166c14 74 85 93 136 134s97 101 166 101 104 47 171 44c58-4 113-2 169 10s108 6 166 13 113-22 166 0c67 24 104-25 171-18s127-30 178-72 104-78 166-106 113-85 113-155c5-60 28-119 58-171s9-112 9-168 0-115 0-173-9-113-30-166c-30-69-67-136-127-171-90-51-32-116-113-150-60-28-115-72-164-118-55-51-134-76-173-138s-74-112-127-167c-39-39-113 18-166 0-58-19-111-23-169-34l-53-49-55 23h-5z">
            <text:p/>
          </draw:path>
          <draw:path draw:style-name="gr1" draw:text-style-name="P1" draw:layer="layout" svg:width="0.455cm" svg:height="0.144cm" svg:x="10.335cm" svg:y="14.542cm" svg:viewBox="0 0 456 145" svg:d="M30 0c-30 9-30 123-30 122s116-21 168 0c61 26 112 24 165 12 46-11 152 57 115-49l-53-36">
            <text:p/>
          </draw:path>
          <draw:polyline draw:style-name="gr1" draw:text-style-name="P1" draw:layer="layout" svg:width="0.043cm" svg:height="0.066cm" svg:x="10.328cm" svg:y="14.671cm" svg:viewBox="0 0 44 67" draw:points="44,0 0,55 44,67">
            <text:p/>
          </draw:polyline>
          <draw:polyline draw:style-name="gr1" draw:text-style-name="P1" draw:layer="layout" svg:width="0.038cm" svg:height="0.115cm" svg:x="10.789cm" svg:y="14.681cm" svg:viewBox="0 0 39 116" draw:points="0,0 39,56 11,111 11,116">
            <text:p/>
          </draw:polyline>
          <draw:path draw:style-name="gr1" draw:text-style-name="P1" draw:layer="layout" svg:width="0.288cm" svg:height="0.232cm" svg:x="10.284cm" svg:y="14.798cm" svg:viewBox="0 0 289 233" svg:d="M0 233c39-67 118-90 166-150l56-48 55-19 12-16">
            <text:p/>
          </draw:path>
          <draw:path draw:style-name="gr1" draw:text-style-name="P1" draw:layer="layout" svg:width="0.075cm" svg:height="0.19cm" svg:x="10.501cm" svg:y="14.808cm" svg:viewBox="0 0 76 191" svg:d="M0 191c12-60 41-113 60-168l16-23">
            <text:p/>
          </draw:path>
          <draw:path draw:style-name="gr1" draw:text-style-name="P1" draw:layer="layout" svg:width="0.077cm" svg:height="0.232cm" svg:x="10.611cm" svg:y="14.798cm" svg:viewBox="0 0 78 233" svg:d="M78 233c0-58 3-118-22-171l-49-57-7-5">
            <text:p/>
          </draw:path>
          <draw:path draw:style-name="gr1" draw:text-style-name="P1" draw:layer="layout" svg:width="0.041cm" svg:height="0.181cm" svg:x="10.461cm" svg:y="14.342cm" svg:viewBox="0 0 42 182" svg:d="M0 182c0-62 83-108 16-166l-11-16">
            <text:p/>
          </draw:path>
          <draw:polyline draw:style-name="gr1" draw:text-style-name="P1" draw:layer="layout" svg:width="0.098cm" svg:height="0.138cm" svg:x="10.662cm" svg:y="14.392cm" svg:viewBox="0 0 99 139" draw:points="0,139 32,85 88,39 99,0">
            <text:p/>
          </draw:polyline>
          <draw:frame draw:style-name="gr2" draw:text-style-name="P3" draw:layer="layout" svg:width="1.306cm" svg:height="0.997cm" svg:x="9.999cm" svg:y="15.526cm">
            <draw:text-box>
              <text:p text:style-name="P2"><text:span text:style-name="T1">gazon</text:span></text:p>
            </draw:text-box>
          </draw:frame>
          <draw:path draw:style-name="gr1" draw:text-style-name="P1" draw:layer="layout" svg:width="0.572cm" svg:height="0.504cm" svg:x="11.246cm" svg:y="14.288cm" svg:viewBox="0 0 573 505" svg:d="M90 42c-14 55 23 101-58 152-32 30-32 106-32 166 2 53 26 130 99 111 56-14 118-11 174 5s124 50 166 11 28-125 76-166 65-109 55-168c-9-77-113-58-159-104-51-49-118-26-173-49l-55 4-56 22-44 29z">
            <text:p/>
          </draw:path>
          <draw:path draw:style-name="gr1" draw:text-style-name="P1" draw:layer="layout" svg:width="0.359cm" svg:height="0.142cm" svg:x="11.403cm" svg:y="14.365cm" svg:viewBox="0 0 360 143" svg:d="M0 0c0 90 67 62 106 72 58 14 109 48 164 71l56-11 34-56-13-11">
            <text:p/>
          </draw:path>
          <draw:path draw:style-name="gr1" draw:text-style-name="P1" draw:layer="layout" svg:width="1.786cm" svg:height="1.862cm" svg:x="10.639cm" svg:y="14.925cm" svg:viewBox="0 0 1787 1863" svg:d="M598 28c-81 25-90 106-134 161-46 61-120 95-157 162s-74 113-120 166-67 109-97 166-44 123-62 183c-19 53-28 109-26 168s-2 121-2 183 0 125 28 171 69 106 83 168c14 74 85 91 136 132s97 101 166 101 104 47 171 44c58-2 113 0 169 12s108 4 166 11 113-20 166 0c67 26 104-25 171-18s127-28 178-72 104-78 166-106 113-85 113-155c5-60 28-117 58-170s9-113 9-169 0-115 0-171-9-115-30-166c-30-69-67-136-127-173-90-49-32-116-113-150-60-26-115-70-164-116-55-51-134-78-173-140s-74-112-127-165c-39-41-113 17-166 0-58-20-111-23-169-34l-53-51-55 23h-5z">
            <text:p/>
          </draw:path>
          <draw:path draw:style-name="gr1" draw:text-style-name="P1" draw:layer="layout" svg:width="0.455cm" svg:height="0.146cm" svg:x="11.224cm" svg:y="14.741cm" svg:viewBox="0 0 456 147" svg:d="M30 0c-30 9-30 123-30 123 0 0 116-21 168 0 61 25 112 23 165 11 46-9 152 58 115-49l-53-34">
            <text:p/>
          </draw:path>
          <draw:polyline draw:style-name="gr1" draw:text-style-name="P1" draw:layer="layout" svg:width="0.043cm" svg:height="0.066cm" svg:x="11.217cm" svg:y="14.87cm" svg:viewBox="0 0 44 67" draw:points="44,0 0,55 44,67">
            <text:p/>
          </draw:polyline>
          <draw:polyline draw:style-name="gr1" draw:text-style-name="P1" draw:layer="layout" svg:width="0.038cm" svg:height="0.117cm" svg:x="11.678cm" svg:y="14.88cm" svg:viewBox="0 0 39 118" draw:points="0,0 39,55 11,111 11,118">
            <text:p/>
          </draw:polyline>
          <draw:path draw:style-name="gr1" draw:text-style-name="P1" draw:layer="layout" svg:width="0.288cm" svg:height="0.232cm" svg:x="11.173cm" svg:y="14.999cm" svg:viewBox="0 0 289 233" svg:d="M0 233c39-69 118-92 166-150l56-51 55-16 12-16">
            <text:p/>
          </draw:path>
          <draw:path draw:style-name="gr1" draw:text-style-name="P1" draw:layer="layout" svg:width="0.075cm" svg:height="0.188cm" svg:x="11.39cm" svg:y="15.009cm" svg:viewBox="0 0 76 189" svg:d="M0 189c12-58 41-111 60-168l16-21">
            <text:p/>
          </draw:path>
          <draw:path draw:style-name="gr1" draw:text-style-name="P1" draw:layer="layout" svg:width="0.077cm" svg:height="0.232cm" svg:x="11.5cm" svg:y="14.999cm" svg:viewBox="0 0 78 233" svg:d="M78 233c0-58 3-120-22-173l-49-56-7-4">
            <text:p/>
          </draw:path>
          <draw:path draw:style-name="gr1" draw:text-style-name="P1" draw:layer="layout" svg:width="0.041cm" svg:height="0.182cm" svg:x="11.35cm" svg:y="14.542cm" svg:viewBox="0 0 42 183" svg:d="M0 183c0-63 83-107 16-165l-11-18">
            <text:p/>
          </draw:path>
          <draw:polyline draw:style-name="gr1" draw:text-style-name="P1" draw:layer="layout" svg:width="0.098cm" svg:height="0.138cm" svg:x="11.551cm" svg:y="14.591cm" svg:viewBox="0 0 99 139" draw:points="0,139 32,85 88,41 99,0">
            <text:p/>
          </draw:polyline>
          <draw:frame draw:style-name="gr2" draw:text-style-name="P3" draw:layer="layout" svg:width="1.306cm" svg:height="0.997cm" svg:x="10.888cm" svg:y="15.725cm">
            <draw:text-box>
              <text:p text:style-name="P2"><text:span text:style-name="T1">gaz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1:57:41.100887484</meta:creation-date>
    <dc:date>2018-05-13T11:57:56.214119491</dc:date>
    <meta:editing-duration>PT15S</meta:editing-duration>
    <meta:editing-cycles>1</meta:editing-cycles>
    <meta:document-statistic meta:object-count="49"/>
    <meta:generator>LibreOffice/6.0.0.3$MacOSX_X86_64 LibreOffice_project/64a0f66915f38c6217de274f0aa8e15618924765</meta:generator>
  </office:meta>
</office:document-meta>
</file>